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15pt" fo:margin-left="-0.1pt" fo:margin-top="0pt" fo:margin-bottom="0pt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15pt"/>
    </style:style>
    <style:style style:name="Table1.1" style:family="table-row">
      <style:table-row-properties style:row-height="1.15pt" fo:keep-together="auto"/>
    </style:style>
    <style:style style:name="Table1.A1" style:family="table-cell">
      <style:table-cell-properties style:vertical-align="middle" fo:background-color="#ffffff" fo:padding-left="0.1pt" fo:padding-right="0pt" fo:padding-top="0pt" fo:padding-bottom="0pt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4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5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P9" style:family="paragraph" style:parent-style-name="publikasjonsliste">
      <style:text-properties style:font-name="Trebuchet MS" fo:font-style="normal" officeooo:paragraph-rsid="003169b2" style:font-style-asian="normal" style:font-style-complex="normal"/>
    </style:style>
    <style:style style:name="P10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P11" style:family="paragraph" style:parent-style-name="publikasjonsliste">
      <style:text-properties officeooo:paragraph-rsid="003169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69b2" style:font-style-asian="italic" style:font-style-complex="italic"/>
    </style:style>
    <style:style style:name="T3" style:family="text">
      <style:text-properties fo:font-style="italic" style:font-style-asian="italic" style:font-size-complex="8pt" style:font-style-complex="italic"/>
    </style:style>
    <style:style style:name="T4" style:family="text">
      <style:text-properties style:font-name="Trebuchet MS" fo:font-style="normal" style:font-style-asian="normal" style:font-style-complex="normal"/>
    </style:style>
    <style:style style:name="T5" style:family="text">
      <style:text-properties style:font-name="Trebuchet MS" fo:font-style="normal" officeooo:rsid="000cb55b" style:font-style-asian="normal" style:font-style-complex="normal"/>
    </style:style>
    <style:style style:name="T6" style:family="text">
      <style:text-properties style:font-name="Trebuchet MS" fo:font-style="normal" officeooo:rsid="002d1007" style:font-style-asian="normal" style:font-style-complex="normal"/>
    </style:style>
    <style:style style:name="T7" style:family="text">
      <style:text-properties style:font-name="Trebuchet MS" fo:font-style="normal" officeooo:rsid="00333435" style:font-style-asian="normal" style:font-style-complex="normal"/>
    </style:style>
    <style:style style:name="T8" style:family="text">
      <style:text-properties fo:language="nb" fo:country="NO"/>
    </style:style>
    <style:style style:name="T9" style:family="text">
      <style:text-properties fo:language="nb" fo:country="NO" style:font-size-complex="11pt"/>
    </style:style>
    <style:style style:name="T10" style:family="text">
      <style:text-properties fo:language="nb" fo:country="NO" style:font-size-complex="11pt" style:font-weight-complex="bold"/>
    </style:style>
    <style:style style:name="T11" style:family="text">
      <style:text-properties fo:language="nb" fo:country="NO" officeooo:rsid="00072155" style:font-size-complex="11pt"/>
    </style:style>
    <style:style style:name="T12" style:family="text">
      <style:text-properties fo:language="nb" fo:country="NO" officeooo:rsid="0008eeb1" style:font-size-complex="11pt"/>
    </style:style>
    <style:style style:name="T13" style:family="text">
      <style:text-properties fo:language="nb" fo:country="NO" officeooo:rsid="000c0f9a" style:font-size-complex="11pt"/>
    </style:style>
    <style:style style:name="T14" style:family="text">
      <style:text-properties fo:language="nb" fo:country="NO" officeooo:rsid="000d4fc3" style:font-size-complex="11pt"/>
    </style:style>
    <style:style style:name="T15" style:family="text">
      <style:text-properties fo:language="nb" fo:country="NO" officeooo:rsid="002b051f" style:font-size-complex="11pt"/>
    </style:style>
    <style:style style:name="T16" style:family="text">
      <style:text-properties fo:language="nb" fo:country="NO" officeooo:rsid="002fa443" style:font-size-complex="11pt"/>
    </style:style>
    <style:style style:name="T17" style:family="text">
      <style:text-properties fo:language="nb" fo:country="NO" fo:font-style="italic" style:font-style-asian="italic" style:font-size-complex="11pt" style:font-style-complex="italic"/>
    </style:style>
    <style:style style:name="T18" style:family="text">
      <style:text-properties fo:language="nb" fo:country="NO" fo:font-style="italic" style:font-style-asian="italic" style:font-style-complex="italic"/>
    </style:style>
    <style:style style:name="T19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20" style:family="text">
      <style:text-properties fo:language="nb" fo:country="NO" fo:font-style="italic" style:font-style-asian="italic" style:font-name-complex="Calibri" style:font-style-complex="italic"/>
    </style:style>
    <style:style style:name="T21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2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3" style:family="text">
      <style:text-properties fo:language="nb" fo:country="NO" style:font-name-complex="Calibri"/>
    </style:style>
    <style:style style:name="T24" style:family="text">
      <style:text-properties fo:language="nb" fo:country="NO" style:font-name-complex="Calibri" style:font-size-complex="11pt"/>
    </style:style>
    <style:style style:name="T25" style:family="text">
      <style:text-properties fo:language="nb" fo:country="NO" officeooo:rsid="002b051f" style:font-name-complex="Calibri"/>
    </style:style>
    <style:style style:name="T26" style:family="text">
      <style:text-properties fo:language="nb" fo:country="NO" style:font-name-complex="Arial" style:font-size-complex="11pt"/>
    </style:style>
    <style:style style:name="T27" style:family="text">
      <style:text-properties fo:language="nb" fo:country="NO" officeooo:rsid="000da7ed" style:font-name-complex="Arial" style:font-size-complex="11pt"/>
    </style:style>
    <style:style style:name="T28" style:family="text">
      <style:text-properties fo:language="nb" fo:country="NO" officeooo:rsid="00072155"/>
    </style:style>
    <style:style style:name="T29" style:family="text">
      <style:text-properties fo:language="nb" fo:country="NO" style:font-name-asian="Calibri" style:font-size-complex="11pt"/>
    </style:style>
    <style:style style:name="T30" style:family="text">
      <style:text-properties fo:language="nb" fo:country="NO" officeooo:rsid="000da7ed"/>
    </style:style>
    <style:style style:name="T31" style:family="text">
      <style:text-properties fo:language="nb" fo:country="NO" officeooo:rsid="001249a1"/>
    </style:style>
    <style:style style:name="T32" style:family="text">
      <style:text-properties fo:language="nb" fo:country="NO" officeooo:rsid="00142e7d"/>
    </style:style>
    <style:style style:name="T33" style:family="text">
      <style:text-properties fo:language="nb" fo:country="NO" officeooo:rsid="0014e71c"/>
    </style:style>
    <style:style style:name="T34" style:family="text">
      <style:text-properties fo:language="nb" fo:country="NO" officeooo:rsid="00165940"/>
    </style:style>
    <style:style style:name="T35" style:family="text">
      <style:text-properties fo:language="nb" fo:country="NO" officeooo:rsid="00181356"/>
    </style:style>
    <style:style style:name="T36" style:family="text">
      <style:text-properties fo:language="nb" fo:country="NO" officeooo:rsid="0019d64c"/>
    </style:style>
    <style:style style:name="T37" style:family="text">
      <style:text-properties fo:language="nb" fo:country="NO" officeooo:rsid="001a896a"/>
    </style:style>
    <style:style style:name="T38" style:family="text">
      <style:text-properties fo:language="nb" fo:country="NO" officeooo:rsid="0026c2a1"/>
    </style:style>
    <style:style style:name="T39" style:family="text">
      <style:text-properties fo:language="nb" fo:country="NO" officeooo:rsid="00281947"/>
    </style:style>
    <style:style style:name="T40" style:family="text">
      <style:text-properties fo:language="nb" fo:country="NO" officeooo:rsid="002ccafd"/>
    </style:style>
    <style:style style:name="T41" style:family="text">
      <style:text-properties style:font-size-complex="11pt"/>
    </style:style>
    <style:style style:name="T42" style:family="text">
      <style:text-properties style:font-size-complex="11pt" style:font-weight-complex="bold"/>
    </style:style>
    <style:style style:name="T43" style:family="text">
      <style:text-properties fo:language="nn" fo:country="NO"/>
    </style:style>
    <style:style style:name="T44" style:family="text">
      <style:text-properties fo:language="nn" fo:country="NO" style:font-size-complex="11pt"/>
    </style:style>
    <style:style style:name="T45" style:family="text">
      <style:text-properties fo:language="nn" fo:country="NO" style:font-name-complex="Calibri"/>
    </style:style>
    <style:style style:name="T46" style:family="text">
      <style:text-properties fo:language="nn" fo:country="NO" style:font-name-complex="Calibri" style:font-size-complex="11pt"/>
    </style:style>
    <style:style style:name="T47" style:family="text">
      <style:text-properties fo:language="nn" fo:country="NO" style:font-name-complex="Calibri" style:font-size-complex="11pt" style:font-weight-complex="bold"/>
    </style:style>
    <style:style style:name="T48" style:family="text">
      <style:text-properties fo:language="nn" fo:country="NO" officeooo:rsid="0008eeb1" style:font-name-complex="Calibri"/>
    </style:style>
    <style:style style:name="T49" style:family="text">
      <style:text-properties fo:language="nn" fo:country="NO" officeooo:rsid="002b051f" style:font-name-complex="Calibri"/>
    </style:style>
    <style:style style:name="T50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51" style:family="text">
      <style:text-properties fo:language="nn" fo:country="NO" fo:font-style="italic" style:font-style-asian="italic" style:font-name-complex="Calibri" style:font-style-complex="italic"/>
    </style:style>
    <style:style style:name="T52" style:family="text">
      <style:text-properties fo:language="nn" fo:country="NO" fo:font-style="italic" style:font-style-asian="italic" style:font-style-complex="italic"/>
    </style:style>
    <style:style style:name="T53" style:family="text">
      <style:text-properties fo:language="en" fo:country="US"/>
    </style:style>
    <style:style style:name="T54" style:family="text">
      <style:text-properties fo:language="en" fo:country="US" style:font-name-complex="Calibri" style:font-size-complex="11pt"/>
    </style:style>
    <style:style style:name="T55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56" style:family="text">
      <style:text-properties fo:language="en" fo:country="US" officeooo:rsid="000eccf1"/>
    </style:style>
    <style:style style:name="T57" style:family="text">
      <style:text-properties style:font-name-complex="Calibri" style:font-size-complex="11pt"/>
    </style:style>
    <style:style style:name="T58" style:family="text">
      <style:text-properties style:font-size-complex="8pt"/>
    </style:style>
    <style:style style:name="T59" style:family="text">
      <style:text-properties officeooo:rsid="000da7ed" style:font-size-complex="8pt"/>
    </style:style>
    <style:style style:name="T60" style:family="text">
      <style:text-properties officeooo:rsid="002a71f5" style:font-size-complex="8pt"/>
    </style:style>
    <style:style style:name="T61" style:family="text">
      <style:text-properties officeooo:rsid="002ccafd" style:font-size-complex="8pt"/>
    </style:style>
    <style:style style:name="T62" style:family="text">
      <style:text-properties style:use-window-font-color="true" style:text-underline-style="none"/>
    </style:style>
    <style:style style:name="T63" style:family="text">
      <style:text-properties style:use-window-font-color="true" style:text-underline-style="none" style:font-size-complex="8pt"/>
    </style:style>
    <style:style style:name="T64" style:family="text">
      <style:text-properties fo:color="#000000"/>
    </style:style>
    <style:style style:name="T65" style:family="text">
      <style:text-properties fo:color="#000000" fo:font-style="italic" style:font-style-asian="italic" style:font-size-complex="8pt" style:font-style-complex="italic"/>
    </style:style>
    <style:style style:name="T66" style:family="text">
      <style:text-properties fo:color="#000000" fo:font-style="italic" style:font-style-asian="italic" style:font-style-complex="italic"/>
    </style:style>
    <style:style style:name="T67" style:family="text">
      <style:text-properties fo:color="#000000" fo:font-style="italic" style:font-style-asian="italic" style:font-style-complex="italic" style:font-weight-complex="bold"/>
    </style:style>
    <style:style style:name="T68" style:family="text">
      <style:text-properties fo:color="#000000" fo:language="nb" fo:country="NO"/>
    </style:style>
    <style:style style:name="T69" style:family="text">
      <style:text-properties fo:color="#000000" fo:language="nb" fo:country="NO" fo:font-style="italic" style:font-style-asian="italic" style:font-size-complex="11pt" style:font-style-complex="italic"/>
    </style:style>
    <style:style style:name="T70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71" style:family="text">
      <style:text-properties fo:color="#000000" fo:language="nb" fo:country="NO" fo:font-style="italic" style:font-style-asian="italic" style:font-style-complex="italic"/>
    </style:style>
    <style:style style:name="T72" style:family="text">
      <style:text-properties fo:color="#000000" fo:language="nb" fo:country="NO" style:font-size-complex="11pt"/>
    </style:style>
    <style:style style:name="T73" style:family="text">
      <style:text-properties fo:color="#000000" fo:language="nb" fo:country="NO" style:font-size-complex="11pt" style:font-weight-complex="bold"/>
    </style:style>
    <style:style style:name="T74" style:family="text">
      <style:text-properties fo:color="#000000" fo:language="nb" fo:country="NO" officeooo:rsid="002ccafd" style:font-size-complex="11pt" style:font-weight-complex="bold"/>
    </style:style>
    <style:style style:name="T75" style:family="text">
      <style:text-properties fo:color="#000000" fo:language="nb" fo:country="NO" officeooo:rsid="00072155" style:font-size-complex="11pt"/>
    </style:style>
    <style:style style:name="T76" style:family="text">
      <style:text-properties fo:color="#000000" fo:language="nb" fo:country="NO" officeooo:rsid="00142e7d" style:font-size-complex="11pt"/>
    </style:style>
    <style:style style:name="T77" style:family="text">
      <style:text-properties fo:color="#000000" fo:language="nb" fo:country="NO" officeooo:rsid="000eccf1"/>
    </style:style>
    <style:style style:name="T78" style:family="text">
      <style:text-properties fo:color="#000000" fo:language="nb" fo:country="NO" officeooo:rsid="00281947"/>
    </style:style>
    <style:style style:name="T79" style:family="text">
      <style:text-properties fo:color="#000000" fo:language="nb" fo:country="NO" officeooo:rsid="00290161"/>
    </style:style>
    <style:style style:name="T80" style:family="text">
      <style:text-properties fo:color="#000000" style:font-size-complex="8pt"/>
    </style:style>
    <style:style style:name="T81" style:family="text">
      <style:text-properties fo:color="#000000" officeooo:rsid="001a896a" style:font-size-complex="8pt"/>
    </style:style>
    <style:style style:name="T82" style:family="text">
      <style:text-properties fo:color="#000000" officeooo:rsid="00269dea" style:font-size-complex="8pt"/>
    </style:style>
    <style:style style:name="T83" style:family="text">
      <style:text-properties officeooo:rsid="00072155"/>
    </style:style>
    <style:style style:name="T84" style:family="text">
      <style:text-properties officeooo:rsid="00171dc5"/>
    </style:style>
    <style:style style:name="T85" style:family="text">
      <style:text-properties officeooo:rsid="001a896a"/>
    </style:style>
    <style:style style:name="T86" style:family="text">
      <style:text-properties officeooo:rsid="001be712"/>
    </style:style>
    <style:style style:name="T87" style:family="text">
      <style:text-properties officeooo:rsid="001db981"/>
    </style:style>
    <style:style style:name="T88" style:family="text">
      <style:text-properties officeooo:rsid="001efed1"/>
    </style:style>
    <style:style style:name="T89" style:family="text">
      <style:text-properties officeooo:rsid="001f4f15"/>
    </style:style>
    <style:style style:name="T90" style:family="text">
      <style:text-properties officeooo:rsid="0020a71f"/>
    </style:style>
    <style:style style:name="T91" style:family="text">
      <style:text-properties officeooo:rsid="00215268"/>
    </style:style>
    <style:style style:name="T92" style:family="text">
      <style:text-properties officeooo:rsid="0021e14c"/>
    </style:style>
    <style:style style:name="T93" style:family="text">
      <style:text-properties officeooo:rsid="0022c45b"/>
    </style:style>
    <style:style style:name="T94" style:family="text">
      <style:text-properties officeooo:rsid="00237e03"/>
    </style:style>
    <style:style style:name="T95" style:family="text">
      <style:text-properties officeooo:rsid="002772e1"/>
    </style:style>
    <style:style style:name="T96" style:family="text">
      <style:text-properties officeooo:rsid="003169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6">AFI</text:span><text:span text:style-name="T5">-</text:span><text:span text:style-name="T7">R</text:span><text:span text:style-name="T4">apport</text:span><text:span text:style-name="T5">er</text:span><text:span text:style-name="T4"> - </text:span><text:span text:style-name="Strong"><text:span text:style-name="T4">ISSN 0807-0865</text:span></text:span></text:p>
      <text:p text:style-name="P2"><text:span text:style-name="T9">Frøyland, Kjetil, </text:span><text:span text:style-name="T13">Tatiana </text:span><text:span text:style-name="T9">Maximova-Mentzoni &amp; </text:span><text:span text:style-name="T13">Knut </text:span><text:span text:style-name="T9">Fossestøl (2016): </text:span><text:span text:style-name="T17">Sosialt arbeid og oppfølging av utsatt ungdom i NAV. Tiltak, metoder, samarbeid og samordning i og rundt NAV-kontoret. Sluttrapport fra evaluering av utviklingsarbeid i 15 prosjektområder.</text:span><text:span text:style-name="T9"> Oslo: Arbeidsforskningsinstituttet, AFI-rapport 2016:1. http</text:span><text:span text:style-name="T41">://www.hioa.no/Om-HiOA/Senter-for-velferds-og-arbeidslivsforskning/AFI/Publikasjoner-AFI/Sosialt-arbeid-og-oppfoelging-av-utsatt-ungdom-i-NAV</text:span></text:p>
      <text:p text:style-name="P2"><text:span text:style-name="T9">Bergene, Ann Cecilie, Cathrine Egeland, Per Bonde Hansen &amp; Christin Thea Wathne (2015): </text:span><text:span text:style-name="T17">Når unntaket blir en del av regelen. En kunnskapsoversikt over forskning på midlertidig ansettelser.</text:span><text:span text:style-name="T9"> Oslo: Arbeidsforskningsinstituttet, AFI-rapport 2015:1. http</text:span><text:span text:style-name="T41">://www.hioa.no/Om-HiOA/Senter-for-velferds-og-arbeidslivsforskning/AFI/Publikasjoner-AFI/Naar-unntaket-blir-en-del-av-regelen</text:span></text:p>
      <text:p text:style-name="P2"><text:span text:style-name="T9">Falkum, Eivind &amp; Arild H. Steen (2015): </text:span><text:span text:style-name="T17">Høgskolen i Telemark og TEL-TEK. Utredning om fremtidig samarbeid.</text:span><text:span text:style-name="T9"> Oslo: Arbeidsforskningsinstituttet, AFI-rapport 2015:2. http://www.hioa.no/Om-HiOA/Senter-</text:span><text:span text:style-name="T11">g</text:span><text:span text:style-name="T9">for-velferds-og-arbeidslivsforskning/AFI/Publikasjoner-AFI/Hoegskolen-i-Telemark-og-TEL-TEK </text:span></text:p>
      <text:p text:style-name="P2"><text:span text:style-name="T9">Drange, Ida, Kjetil Frøyland &amp; Svenn-Erik Mamelund (2015): </text:span><text:span text:style-name="T17">Unge mottakere av tiltakspenger. Om betydningen av tiltakspenger for gjennomføring av utdanning og overgang til arbeid.</text:span><text:span text:style-name="T9"> Oslo: Arbeidsforskningsinstituttet, AFI-rapport 2015:3. http://www.hioa.no/Om-HiOA/Senter-for-velferds-og-arbeidslivsforskning/AFI/Publikasjoner-AFI/Unge-mottakere-av-tiltakspenger</text:span></text:p>
      <text:p text:style-name="P2"><text:span text:style-name="T9">Drange, Ida (2015): </text:span><text:span text:style-name="T17">Drivkrefter bak avgang og arbeidsfastholdelse. Hvilke faktorer forklarer yrkesavgang blant ansatte i helsetjenesten og i pleie- og omsorgstjenestene.</text:span><text:span text:style-name="T9"> Oslo: Arbeidsforskningsinstituttet, AFI-rapport 2015:4. http://www.hioa.no/Om-HiOA/Senter-for-velferds-og-arbeidslivsforskning/AFI/Publikasjoner-AFI/Drivkrefter-bak-avgang-og-arbeidsfastholdelse</text:span></text:p>
      <text:p text:style-name="P2"><text:span text:style-name="T9">Falkum, Eivind &amp; Anne Grethe Solberg (2015): </text:span><text:span text:style-name="T17">Arbeidsgiveres inkluderingsevne.</text:span><text:span text:style-name="T9"> Oslo: Arbeidsforskningsinstituttet, AFI-rapport 2015:5. http://www.hioa.no/Om-HiOA/Senter-for-velferds-og-arbeidslivsforskning/AFI/Publikasjoner-AFI/Arbeidsgiveres-inkluderingsevne</text:span></text:p>
      <text:p text:style-name="P2"><text:soft-page-break/><text:span text:style-name="T9">Borg, Elin, Hanne Christensen, Knut Fossestøl &amp; Øyvind Paalshaugen (2015): </text:span><text:span text:style-name="T17">Hva lærerne ikke kan! Et kunnskapsgrunnlag for satsning på bruk av flerfaglig kompetanse i skolen.</text:span><text:span text:style-name="T9"> Oslo: Arbeidsforskningsinstituttet, AFI-rapport 2015:6. http://www.hioa.no/Om-HiOA/Senter-for-velferds-og-arbeidslivsforskning/AFI/Publikasjoner-AFI/Hva-laererne-ikke-kan! </text:span></text:p>
      <text:p text:style-name="P2"><text:span text:style-name="T9">Bergene, Ann Cecilie </text:span><text:span text:style-name="T12">&amp;</text:span><text:span text:style-name="T9"> Per Bonde Hansen (2015): </text:span><text:span text:style-name="T17">Jeg forener? Organisasjonsevaluering av Unio.</text:span><text:span text:style-name="T9"> Oslo: Arbeidsforskningsinstituttet, AFI-rapport 2015:7. http</text:span><text:span text:style-name="T41">://www.hioa.no/Om-HiOA/Senter-for-velferds-og-arbeidslivsforskning/AFI/Publikasjoner-AFI/Jeg-forener</text:span></text:p>
      <text:p text:style-name="P3"><text:span text:style-name="T9">Brattbakk, Ingar, </text:span><text:span text:style-name="T12">Aina Landsverk Hagen, Monika Grønli Rosten, Oddrun Sæter, Jenny Osuldsen, Bengt Andersen, Erik Thorstensen &amp; Katja Bratseth</text:span><text:span text:style-name="T9"> (2015): </text:span><text:span text:style-name="T18">Hva nå, Tøyen? </text:span><text:span text:style-name="T17">Sosiokulturell stedsanalyse av Tøyen i Bydel Gamle Oslo.</text:span><text:span text:style-name="T9"> </text:span><text:span text:style-name="T44">Oslo: Arbeidsforskningsinstituttet, AFI-rapport 2015:8. http://www.hioa.no/Om-HiOA/Senter-for-velferds-og-arbeidslivsforskning/AFI/Publikasjoner-AFI/Hva-naa-Toeyen</text:span></text:p>
      <text:p text:style-name="P2"><text:span text:style-name="T45">Breit, Eric </text:span><text:span text:style-name="T48">&amp;</text:span><text:span text:style-name="T45"> Robert Salomon (2015): </text:span><text:span text:style-name="T52">Kunnskap og informasjon om pensjon. Nye informasjonsrelasjoner mellom borgere og forvaltning i det nye alderspensjonssystemet.</text:span><text:span text:style-name="T43"> </text:span><text:span text:style-name="T44">Oslo: Arbeidsforskningsinstituttet, AFI-rapport 2015:9. http://www.hioa.no/Om-HiOA/Senter-for-velferds-og-arbeidslivsforskning/AFI/Publikasjoner-AFI/Kunnskap-og-informasjon-om-alderspensjon</text:span></text:p>
      <text:p text:style-name="P2"><text:span text:style-name="T45">Enehaug, Heidi, Helge Svare, Pål Klethagen, Mary Anderson-Glenna, Hans Chr</text:span><text:span text:style-name="T49">istoffer</text:span><text:span text:style-name="T45"> Aa</text:span><text:span text:style-name="T49">rgaard</text:span><text:span text:style-name="T45"> Terjesen &amp; Anne Marie Fatnes (2015): </text:span><text:span text:style-name="T51">Kunnskapsdeling i travelhetens tid. Rapportering fra et forsknings- og utviklingsprosjekt i Abelias medlemsbedrifter.</text:span><text:span text:style-name="T45"> Oslo: Arbeidsforskningsinstituttet, AFI-rapport 2015:10. http://www.hioa.no/Om-HiOA/Senter-for-velferds-og-arbeidslivsforskning/AFI/Publikasjoner-AFI/Kunnskapsdeling-i-travelhetens-tid</text:span></text:p>
      <text:p text:style-name="P2"><text:span text:style-name="T9">Bergene, Ann Cecilie (2015): </text:span><text:span text:style-name="T17">Prinsipper og praksis. Erfaringer med tjenestemannsloven.</text:span><text:span text:style-name="T9"> </text:span><text:span text:style-name="T44">Oslo: Arbeidsforskningsinstituttet, AFI-rapport 2015:11. http://www.hioa.no/Om-HiOA/Senter-for-velferds-og-arbeidslivsforskning/AFI/Publikasjoner-AFI/Prinsipper-og-praksis</text:span></text:p>
      <text:p text:style-name="P2"><text:span text:style-name="T44">Maximova-Mentzoni, Tatiana &amp; Steinar Widding (2015): </text:span><text:span text:style-name="T50">Famler seg fram til god etteroppfølging. Resultater fra undersøkelsen om oppfølging av deltakere som har kommet i arbeid eller utdanning etter å ha fullført Jobbsjansen.</text:span><text:span text:style-name="T47"> Oslo: Arbeidsforskningsinstituttet, AFI-rapport 2015:12. http://www.hioa.no/Om-HiOA/Senter-for-velferds-og-arbeidslivsforskning/AFI/Publikasjoner-AFI/Famler-seg-fram-til-god-etteroppfoelging</text:span></text:p>
      <text:p text:style-name="P2"><text:soft-page-break/><text:span text:style-name="T9">Terjesen, Hans Chr</text:span><text:span text:style-name="T15">istoffer</text:span><text:span text:style-name="T9"> Aa</text:span><text:span text:style-name="T15">rgaard</text:span><text:span text:style-name="T9">, Robert Salomon &amp; Vilde Hoff Bernstrøm (2015): </text:span><text:span text:style-name="T17">HR-funksjonens rolle i seniorpolitikken.</text:span><text:span text:style-name="T9"> Oslo: Arbeidsforskningsinstituttet, AFI-rapport 2015:13. </text:span><text:bookmark-start text:name="__DdeLink__1720_254790841"/><text:span text:style-name="T9">http://www.hioa.no/Om-HiOA/Senter-for-velferds-og-arbeidslivsforskning/AFI/Publikasjoner-AFI/HR-funksjonens-rolle-i-seniorpolitikken</text:span><text:bookmark-end text:name="__DdeLink__1720_254790841"/></text:p>
      <text:p text:style-name="P2"><text:span text:style-name="T9">Schafft, Angelika &amp; </text:span><text:span text:style-name="T14">Tatiana </text:span><text:span text:style-name="T9">Maximova-Mentzoni (2015): </text:span><text:span text:style-name="T17">NAVs samarbeid med fylkeskommunen i Ny GIV-Oppfølgingsprosjektet.</text:span><text:span text:style-name="T9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6">Frøyland, </text:span><text:span text:style-name="T9">Kjetil &amp; Knut Fossestøl (2014): </text:span><text:span text:style-name="T17">Inkludering av ungdom i skole eller arbeid – 2. Tiltak, metoder, samarbeid og samordning i og rundt NAV-kontoret. Andre delrapport fra evalueringen av et utviklingsarbeid i 15 prosjektområder.</text:span><text:span text:style-name="T9"> Oslo: Arbeidsforskningsinstituttet, AFI-rapport 2014:1. http</text:span><text:span text:style-name="T41">://www.hioa.no/Om-HiOA/Senter-for-velferds-og-arbeidslivsforskning/AFI/Publikasjoner-AFI/Inkludering-av-ungdom-i-skole-eller-arbeid-2</text:span></text:p>
      <text:p text:style-name="P2"><text:span text:style-name="T9">Bergene, Ann Cecilie, Per Bonde Hansen, Cathrine Egeland &amp; Arild H. Steen (2014): </text:span><text:span text:style-name="T17">Unntak fra arbeidstidsbestemmelsene med fokus på arbeidstakere i særlig uavhengig stilling.</text:span><text:span text:style-name="T9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pan text:style-name="T9">Drange, Ida (2014): </text:span><text:span text:style-name="T17">Mangfoldsledelse. En kunnskapsoversikt.</text:span><text:span text:style-name="T9"> Oslo: Arbeidsforskningsinstituttet, AFI-rapport 2014:3. http://www.hioa.no/Om-HiOA/Senter-for-velferds-og-arbeidslivsforskning/AFI/Publikasjoner-AFI/Mangfoldsledelse</text:span></text:p>
      <text:p text:style-name="P2"><text:span text:style-name="T9">Egeland, Cathrine &amp; Ida Drange (2014): </text:span><text:span text:style-name="T17">Frivilling deltid - kun et spørsmål om tid?</text:span><text:span text:style-name="T9"> Oslo: Arbeidsforskningsinstituttet, AFI-rapport 2014:4. http://www.hioa.no/Om-HiOA/Senter-for-velferds-og-arbeidslivsforskning/AFI/Publikasjoner-AFI/Frivillig-deltid-kun-et-spoersmaal-om-tid</text:span></text:p>
      <text:p text:style-name="P2"><text:span text:style-name="T9">Schafft, Angelika &amp; Øystein Spjelkavik (2014): </text:span><text:span text:style-name="T17">Arbeidsgiverperspektiver på inkludering: Hva er god inkluderingskompetanse?</text:span><text:span text:style-name="T9"> Oslo: Arbeidsforskningsinstituttet, AFI-rapport 2014:5. http://www.hioa.no/Om-HiOA/Senter-for-velferds-og-arbeidslivsforskning/AFI/Publikasjoner-AFI/Arbeidsgiverperspektiver-paa-inkludering</text:span></text:p>
      <text:p text:style-name="P2"><text:soft-page-break/><text:span text:style-name="T9">Fossestøl, Knut &amp; Eric Breit (2014): </text:span><text:span text:style-name="T17">Gjøre sammen eller hver for seg? En studie av samordning av flom- og skreddata for tre samarbeidende etater.</text:span><text:span text:style-name="T9"> Oslo: Arbeidsforskningsinstituttet, AFI-rapport 2014:6. http://www.hioa.no/Om-HiOA/Senter-for-velferds-og-arbeidslivsforskning/AFI/Publikasjoner-AFI/Gjoere-sammen-eller-hver-for-seg</text:span></text:p>
      <text:p text:style-name="P2"><text:span text:style-name="T9">Terjesen, Hans Chr. Aa., Helge Svare &amp; Robert Salomon (2014): </text:span><text:span text:style-name="T19">«Etter 1001 natt…». Hvordan kan god ledelse bidra til å utsette tidligpensjon i industrien?</text:span><text:span text:style-name="T24"> </text:span><text:span text:style-name="T9">Oslo: Arbeidsforskningsinstituttet, AFI-rapport 2014:7. http://www.hioa.no/Om-HiOA/Senter-for-velferds-og-arbeidslivsforskning/AFI/Publikasjoner-AFI/Etter-1001-natt</text:span></text:p>
      <text:p text:style-name="P2"><text:span text:style-name="T24">Borg, Elin, Ida Drange, Knut Fossestøl &amp; Harald Jarning (2014): </text:span><text:span text:style-name="T19">Et lag rundt læreren. En kunnskapsoversikt.</text:span><text:span text:style-name="T24"> </text:span><text:span text:style-name="T9">Oslo: Arbeidsforskningsinstituttet, AFI-rapport 2014:8. http://www.hioa.no/Om-HiOA/Senter-for-velferds-og-arbeidslivsforskning/AFI/Publikasjoner-AFI/Et-lag-rundt-laereren</text:span></text:p>
      <text:p text:style-name="P2"><text:span text:style-name="T24">Skarpaas, Ingebjørg &amp; Helge Svare (2014): </text:span><text:span text:style-name="T19">Rekruttering av personer med nedsatt funksjonsevne – på ordinær måte. Sammen om Delmål 2.</text:span><text:span text:style-name="T24"> </text:span><text:span text:style-name="T9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pan text:style-name="T24">Pettersen, Karen-Sofie &amp; Gudrun Rudningen (2014): </text:span><text:span text:style-name="T19">Samspill eller svarteperspill? En studie av ansvarsfordeling og gråsoner mellom kommuner og spesialisthelsetjenesten for mennesker med RoP-lidelser med voldsproblematikk.</text:span><text:span text:style-name="T24"> </text:span><text:span text:style-name="T9">Oslo: Arbeidsforskningsinstituttet, AFI-rapport 2014:10. http://www.hioa.no/Om-HiOA/Senter-for-velferds-og-arbeidslivsforskning/AFI/Publikasjoner-AFI/Samspill-eller-svarteperspill</text:span></text:p>
      <text:p text:style-name="P2"><text:span text:style-name="T24">Underthun, Anders &amp; Ann Cecilie Bergene (2014): </text:span><text:span text:style-name="T19">Framtida til norsk luftfart. Selskapsstrategier og partsrelasjoner i en liberalisert luftfartsvirkelighet.</text:span><text:span text:style-name="T24"> </text:span><text:span text:style-name="T9">Oslo: Arbeidsforskningsinstituttet, AFI-rapport 2014:11. http</text:span><text:span text:style-name="T41">://www.hioa.no/Om-HiOA/Senter-for-velferds-og-arbeidslivsforskning/AFI/Publikasjoner-AFI/Framtida-til-norsk-luftfart</text:span></text:p>
      <text:p text:style-name="P2"><text:span text:style-name="T24">Grimsmo, Asbjørn &amp; Hanne Heen (2014): </text:span><text:span text:style-name="T22">Journalistisk kvalitet – hvilken rolle spiller arbeidsmiljøet i redaksjonen? Sammenhengen mellom redaksjonens sosiale kapital og journalistisk kvalitet, kreativitet og produktivitet.</text:span><text:span text:style-name="T29"> </text:span><text:span text:style-name="T9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oft-page-break/><text:span text:style-name="T24">Fossestøl, Knut, Eric Breit &amp; Elin Borg (2014): </text:span><text:span text:style-name="T19">NAV-reformen 2014. En oppfølgingsstudie av lokalkontorenes organisering etter innholdsreformen.</text:span><text:span text:style-name="T24"> </text:span><text:span text:style-name="T9">Oslo: Arbeidsforskningsinstituttet, AFI-rapport 2014:13. http</text:span><text:span text:style-name="T41">://www.hioa.no/Om-HiOA/Senter-for-velferds-og-arbeidslivsforskning/AFI/Publikasjoner-AFI/NAV-reformen-2014</text:span></text:p>
      <text:p text:style-name="P2"><text:span text:style-name="T9">Mamelund, Svenn Erik &amp; Steinar Widding (2014): </text:span><text:span text:style-name="T17">NAVs formidlings- rekrutteringstjenester.</text:span><text:span text:style-name="T9"> Oslo: Arbeidsforskningsinstituttet, AFI-rapport 2014:14. http://www.hioa.no/Om-HiOA/Senter-for-velferds-og-arbeidslivsforskning/AFI/Publikasjoner-AFI/NAVs-formidlings-og-rekrutteringstjenester</text:span></text:p>
      <text:p text:style-name="P4"><text:span text:style-name="T23">Maximova-Mentzoni, Tatiana (2014): </text:span><text:span text:style-name="T20">Evaluering av arbeidstidsordningen - for medarbeidere i undervisnings- og forskerstillinger ved Høgskolen i Lillehammer.</text:span><text:span text:style-name="T23"> </text:span><text:span text:style-name="T9">Oslo: Arbeidsforskningsinstituttet, AFI-rapport 2014:15. http://www.hioa.no/Om-HiOA/Senter-for-velferds-og-arbeidslivsforskning/AFI/Publikasjoner-AFI/Evaluering-av-arbeidstidsordningen</text:span></text:p>
      <text:p text:style-name="P2"><text:span text:style-name="T9">Qvortrup, Jon &amp; Øystein Spjelkavik (2013): </text:span><text:span text:style-name="T17">Hva er god Arbeid med bistand? Forhold som kan være av betydning for om deltakerne kommer i arbeid.</text:span><text:span text:style-name="T9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9">Egeland, Cathrine, Cathrine Tømte &amp; Hebe Gunnes (2013): </text:span><text:span text:style-name="T17">Historie – et guttefag? En undersøkelse av kjønnsubalansen ved Seksjon for historie, Institutt for arkeologi, konservering og historie, Universitetet i Oslo.</text:span><text:span text:style-name="T9"> Oslo: Arbeidsforskningsinstituttet, AFI-rapport 2013:4. http://www.hioa.no/Om-HiOA/Senter-for-velferds-og-arbeidslivsforskning/AFI/Publikasjoner-AFI/Historie-et-guttefag</text:span></text:p>
      <text:p text:style-name="P2"><text:span text:style-name="T9">Enehaug, Heidi &amp; Steinar Widding (2013): </text:span><text:span text:style-name="T17">Evaluering av prosjektet ”Godt nok norsk”. Et opplæringsprosjekt for minoritetsspråklig helsepersonell i den kommunale pleie- og omsorgstjeneste.</text:span><text:span text:style-name="T9"> Oslo: Arbeidsforskningsinstituttet, AFI-rapport 2013:5. http://www.hioa.no/Om-HiOA/Senter-for-velferds-og-arbeidslivsforskning/AFI/Publikasjoner-AFI/Evaluering-av-prosjektet-Godt-nok-norsk</text:span></text:p>
      <text:p text:style-name="P2"><text:soft-page-break/><text:span text:style-name="T23">Brøgger, Benedicte &amp; Robert Salomon (2013): </text:span><text:span text:style-name="T20">Å jobbe med arbeidsglede – hva kan virksomheter få ut av det? En kunnskapsstatus.</text:span><text:span text:style-name="T23"> </text:span><text:span text:style-name="T9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3">Legard, Sveinung (2013): </text:span><text:span text:style-name="T20">De vanskelige overgangene. En kunnskapsoversikt over forskning, politikk og tiltak for å bedre unge funksjonshemmedes overgang til høyere utdanning og arbeid. .</text:span><text:span text:style-name="T9">Oslo: Arbeidsforskningsinstituttet, AFI-rapport 2013:7. http://www.hioa.no/Om-HiOA/Senter-for-velferds-og-arbeidslivsforskning/AFI/Publikasjoner-AFI/De-vanskelige-overgangene</text:span></text:p>
      <text:p text:style-name="P2"><text:span text:style-name="T23">Fossestøl, Knut &amp; Ingebjørg Skarpaas (2013): </text:span><text:span text:style-name="T20">Modellutprøving av psykologer i kommunehelsetjenesten. En evaluering.</text:span><text:span text:style-name="T23"> </text:span><text:span text:style-name="T9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4">Fossestøl, Knut &amp; Ingebjørg Skarpaas (2013): </text:span><text:span text:style-name="T19">Modellutprøving av psykologer i kommunehelsetjenesten. En evaluering.</text:span><text:span text:style-name="T24"> </text:span><text:span text:style-name="T9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3">Bragdø, Annlaug &amp; Øystein Spjelkavik (2013): </text:span><text:span text:style-name="T20">Individuell oppfølging av unge i ferd med å havne utenfor skole og arbeid.</text:span><text:span text:style-name="T23"> </text:span><text:span text:style-name="T9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3">Rudningen, Gudrun (red.) (2013): </text:span><text:span text:style-name="T18">Barrierer mot arbeid - for langtidsmottakere av sosialhjelp og deltakere i kvalifiseringsprogrammet.</text:span><text:span text:style-name="T8"> </text:span><text:span text:style-name="T9">Oslo: Arbeidsforskningsinstituttet, AFI-rapport 2013:10. http://www.hioa.no/Om-HiOA/Senter-for-velferds-og-arbeidslivsforskning/AFI/Publikasjoner-AFI/Barrierer-mot-arbeid</text:span></text:p>
      <text:p text:style-name="P2"><text:span text:style-name="T23">Neumann, Cecilie Basberg &amp; Karen-Sofie Pettersen (2013): </text:span><text:span text:style-name="T18">Tilbakeføringsgarantien i praksis Evaluering av prosjektet TAFU – Tilbakeføring gjennom arbeid, fritid og utdanning.</text:span><text:span text:style-name="T8"> </text:span><text:span text:style-name="T9">Oslo: Arbeidsforskningsinstituttet, AFI-rapport 2013:11. http://www.hioa.no/Om-HiOA/Senter-for-velferds-og-arbeidslivsforskning/AFI/Publikasjoner-AFI/Tilbakefoeringsgarantien-i-praksis</text:span></text:p>
      <text:p text:style-name="P2"><text:soft-page-break/><text:span text:style-name="T23">Schafft, Angelika, Ketil Frøyland &amp; Øystein Spjelkavik (2013): </text:span><text:span text:style-name="T18">En ny rolle for NAV i fengsel. Evaluering av NAV-prosjektet ”Samordning av tiltak for tilbakeføring”.</text:span><text:span text:style-name="T8"> </text:span><text:span text:style-name="T9">Oslo: Arbeidsforskningsinstituttet, AFI-rapport 2013:12. http</text:span><text:span text:style-name="T41">://www.hioa.no/Om-HiOA/Senter-for-velferds-og-arbeidslivsforskning/AFI/Publikasjoner-AFI/En-ny-rolle-for-NAV-i-fengsel</text:span></text:p>
      <text:p text:style-name="P2"><text:span text:style-name="T23">Bergene, Ann Cecilie, Arild H</text:span><text:span text:style-name="T25">enrik</text:span><text:span text:style-name="T23"> Steen, Cathrine Egeland &amp; Ida Drange (2013): </text:span><text:span text:style-name="T18">Hva kan forklare medlemsveksten i Forbundet for Ledelse og Teknikk?</text:span><text:span text:style-name="T8"> </text:span><text:span text:style-name="T9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pan text:style-name="T24">Egeland, Cathrine &amp; Ann Cecilie Bergene (2012): </text:span><text:span text:style-name="T19">Tidsbruk, arbeidstid og tidskonflikt i den norske universitets- og høgskolesektoren.</text:span><text:span text:style-name="T24"> </text:span><text:span text:style-name="T9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4">Ann Bergene, Cecilie (2012): </text:span><text:span text:style-name="T17">En analyse av de som er usikre på sin tilknytning til arbeidslivet.</text:span><text:span text:style-name="T9"> Oslo: Arbeidsforskningsinstituttet, AFI-rapport 2012:2. http://www.hioa.no/Om-HiOA/Senter-for-velferds-og-arbeidslivsforskning/AFI/Publikasjoner-AFI/Faerre-paa-vei-ut</text:span></text:p>
      <text:p text:style-name="P2"><text:span text:style-name="T24">Heen, Hanne (2012): </text:span><text:span text:style-name="T19">Samliv i Forsvaret 2011. </text:span><text:span text:style-name="T17">Forholdet mellom familie og arbeid i befalsfamilier. En kvantitativ studie.</text:span><text:span text:style-name="T9"> Oslo: Arbeidsforskningsinstituttet, AFI-rapport 2012:3. http://www.hioa.no/Om-HiOA/Senter-for-velferds-og-arbeidslivsforskning/AFI/Publikasjoner-AFI/Samliv-i-Forsvaret-2011</text:span></text:p>
      <text:p text:style-name="P2"><text:span text:style-name="T24">Pettersen, Karen-Sofie (2012): </text:span><text:span text:style-name="T19">Praksiskonsulenten som brobygger. Evaluering av prosjektet ”Allmennlegetjenesten og psykisk helse - Praksiskonsulentordningen”.</text:span><text:span text:style-name="T24"> </text:span><text:span text:style-name="T9">Oslo: Arbeidsforskningsinstituttet, AFI-rapport 2012:4. http</text:span><text:span text:style-name="T41">://www.hioa.no/Om-HiOA/Senter-for-velferds-og-arbeidslivsforskning/AFI/Publikasjoner-AFI/Praksiskonsulenten-som-brobygger</text:span></text:p>
      <text:p text:style-name="P2"><text:span text:style-name="T9">Steen, Arild H</text:span><text:span text:style-name="T15">enrik</text:span><text:span text:style-name="T9">, Sveinung Legard, Jes Erik Jessen, Niels Anker &amp; Peter G. Madsen (2012): </text:span><text:span text:style-name="T17">Samfunnsøkonomisk analyse av økt sysselsetting av personer med nedsatt funksjonsevne.</text:span><text:span text:style-name="T9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ublikasjonsliste"><text:soft-page-break/><text:span text:style-name="T8">Frøylang, Kjetil &amp; Cecilie Basberg Neumann (2012): </text:span><text:span text:style-name="T18">Ungdom i Ny sjanse. Kvalifisering av ungdom med innvandrerbakgrunn til skole og arbeid – metoder og erfaringer fra åtte prosjekter.</text:span><text:span text:style-name="T8"> Oslo: Arbeidsforskningsinstituttet, AFI-rapport 2012:6. http://www.hioa.no/Om-HiOA/Senter-for-velferds-og-arbeidslivsforskning/AFI/Publikasjoner-AFI/Ungdom-i-Ny-sjanse</text:span></text:p>
      <text:p text:style-name="P2"><text:span text:style-name="T46">Skarpaas, Ingebjørg &amp; Knut Fossestøl (2012): </text:span><text:span text:style-name="T17">Evaluering av forsøk med fagutvikling av sosiale tjenester i utvalgte NAV-kontor.</text:span><text:span text:style-name="T9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54">Widding, Steinar (2012): </text:span><text:span text:style-name="T55">Evaluering av Telenor Open Mind Integartion/Evaluation of Telenor Open Mind Integration.</text:span><text:span text:style-name="T54"> </text:span><text:span text:style-name="T9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4">Schafft, Angelika &amp; Asbjørn Grimsmo (2012): </text:span><text:span text:style-name="T19">Gode intensjoner – holder det? En undersøkelse blant deltakere på gjestebud om arbeid og psykisk helse.</text:span><text:span text:style-name="T24"> Oslo: Arbeidsforskningsinstituttet, AFI-rapport 2012:9. http://www.hioa.no/Om-HiOA/Senter-for-velferds-og-arbeidslivsforskning/AFI/Publikasjoner-AFI/Gode-intensjoner-holder-det</text:span></text:p>
      <text:p text:style-name="P2"><text:span text:style-name="T24">Bergene, Ann Cecilie &amp; Anders Underthun (2012): </text:span><text:span text:style-name="T19">Transportarbeid i Norge: Trender og utfordringer.</text:span><text:span text:style-name="T24"> Oslo: Arbeidsforskningsinstituttet, AFI-rapport 2012:10. http://www.hioa.no/Om-HiOA/Senter-for-velferds-og-arbeidslivsforskning/AFI/Publikasjoner-AFI/Transportarbeid-i-Norge</text:span></text:p>
      <text:p text:style-name="P2"><text:span text:style-name="T24">Falkum, Eivind (2012): </text:span><text:span text:style-name="T19">Risiko og inkludering. Betingelser for funksjonshemmede og eldres deltakelse i arbeidslivet.</text:span><text:span text:style-name="T24"> Oslo: Arbeidsforskningsinstituttet, AFI-rapport 2012:11. http://www.hioa.no/Om-HiOA/Senter-for-velferds-og-arbeidslivsforskning/AFI/Publikasjoner-AFI/Risiko-og-inkludering</text:span></text:p>
      <text:p text:style-name="P2"><text:span text:style-name="T26">Hilsen, Anne Inga (2012): </text:span><text:span text:style-name="T21">Følgeevaluering av Langtidsfrisk-arbeidet ved SI Kongsvinger.</text:span><text:span text:style-name="T26"> </text:span><text:span text:style-name="T24">Oslo: Arbeidsforskningsinstituttet, AFI-rapport 2012:12. http://www.hioa.no/Om-HiOA/Senter-for-velferds-og-arbeidslivsforskning/AFI/Publikasjoner-AFI/Foelgeevaluering-av-Langtidsfrisk-arbeidet-ved-SI-Kongsvinger</text:span></text:p>
      <text:p text:style-name="P2"><text:soft-page-break/><text:span text:style-name="T26">Fossestøl, Knu</text:span><text:span text:style-name="T27">t,</text:span><text:span text:style-name="T26"> Pål Børing &amp; Ingebjørg Skarpaas (2012): </text:span><text:span text:style-name="T21">Nødvendig differensiering eller overlappende tiltak?Evaluering av avklarings- og oppfølgingstiltakene i regi av NAV.</text:span><text:span text:style-name="T26"> Oslo: Arbeidsforskningsinstituttet, AFI-rapport 2012:13. http://www.hioa.no/Om-HiOA/Senter-for-velferds-og-arbeidslivsforskning/AFI/Publikasjoner-AFI/Noedvendig-differensiering-eller-overlappende-tiltak</text:span></text:p>
      <text:p text:style-name="P2"><text:span text:style-name="T24">Spjelkavik, Øystein, Pål Børing, Kjetil Frøyland &amp; Ingebjørg Skarpaas (2012): </text:span><text:span text:style-name="T19">Behovet for varig tilrettelagt arbeid.</text:span><text:span text:style-name="T24"> </text:span><text:span text:style-name="T26">Oslo: Arbeidsforskningsinstituttet, AFI-rapport 2012:14. http://www.hioa.no/Om-HiOA/Senter-for-velferds-og-arbeidslivsforskning/AFI/Publikasjoner-AFI/Behovet-for-varig-tilrettelagt-arbeid</text:span></text:p>
      <text:p text:style-name="P2"><text:span text:style-name="T24">Hilsen, Anne Inga (2012): </text:span><text:span text:style-name="T19">Seniorpolitikk i store virksomheter - følgeevaluering ved St. Olavs Hospital.</text:span><text:span text:style-name="T24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4">Schafft, Angelika, Øystein Spjelkavik, Benedicte Brøgger &amp; Asbjørn Grimsmo (2012): </text:span><text:span text:style-name="T19">Arbeidsgiverlos – lederstøtte i arbeidet med psykiske helse på arbeidsplassen.</text:span><text:span text:style-name="T24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4">Lau, Bjørn (2012): </text:span><text:span text:style-name="T19">Arbeid, helse og engasjement blant ansatte i Den norske kirke.</text:span><text:span text:style-name="T24"> Oslo: Arbeidsforskningsinstituttet, AFI-rapport 2012:17. http://www.hioa.no/Om-HiOA/Senter-for-velferds-og-arbeidslivsforskning/AFI/Publikasjoner-AFI/Arbeid-helse-og-engasjement-blant-ansatte-i-Den-norske-kirke</text:span></text:p>
      <text:p text:style-name="P10">Bygdås, Arne &amp; Eivind Falkum (2012): LEAN i solnedgang. Vekst og fall i RECs Waferfabrikk på Herøya. Oslo: Arbeidsforskningsinstituttet, AFI-rapport 2012:18. http://www.hioa.no/Om-HiOA/Senter-for-velferds-og-arbeidslivsforskning/AFI/Publikasjoner-AFI/LEAN-i-solnedgang</text:p>
      <text:p text:style-name="P2"><text:span text:style-name="T24">Terjesen, Hans Christoffer Aargaard, Bjørn Lau &amp; Robert Salomon (2012): </text:span><text:span text:style-name="T19">”Er du her, så regner jeg med deg!” </text:span><text:span text:style-name="T17">En studie av god ledelse innenfor pleie og omsorg: </text:span><text:span text:style-name="T19">Hvordan kan utøvelse av ledelse bidra til å forlenge yrkeskarrieren for seniorer i en sektor preget av tidligpensjonering og uførhet?</text:span><text:span text:style-name="T24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4">Frøyland, Kjetil (2012): </text:span><text:span text:style-name="T19">Inkludering av ungdom i skole eller arbeid. Tiltak, metoder, samarbeid og samordning i og rundt NAV-kontoret. Første delrapport fra evalueringen av et utviklingsarbeid i 13 prosjektområder.</text:span><text:span text:style-name="T24"> Oslo: Arbeidsforskningsinstituttet, AFI-rapport 2012:20. http</text:span><text:span text:style-name="T57">://www.hioa.no/Om-HiOA/Senter-for-velferds-og-arbeidslivsforskning/AFI/Publikasjoner-AFI/Inkludering-av-ungdom-i-skole-eller-arbeid</text:span></text:p>
      <text:p text:style-name="P2"><text:span text:style-name="T24">Pettersen, Karen-Sofie (2012): </text:span><text:span text:style-name="T19">Med blikk for sammenhengen mellom barnehage og skole. Evaluering av Temapraksis – barnehagen som en del av utdanningsløpet.</text:span><text:span text:style-name="T24"> Oslo: Arbeidsforskningsinstituttet, AFI-rapport 2012:21. http</text:span><text:span text:style-name="T57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<text:soft-page-break/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58">Schafft, Angelika, Torbjørn Skardhamar &amp;Tao Zhang (2010): </text:span><text:span text:style-name="T3">Ny evaluering av Tiltakssatsingen for sosialhjelpsmottakere.</text:span><text:span text:style-name="T58"> Oslo: Arbeidsforskningsinstituttet. AFI-rapport </text:span><text:span text:style-name="T61">2010</text:span>:1. http<text:span text:style-name="T58">://www.hioa.no/Om-HiOA/Senter-for-velferds-og-arbeidslivsforskning/AFI/Publikasjoner-AFI/Ny-evaluering-av-Tiltakssatsingen-for-sosialhjelpsmottakere</text:span></text:p>
      <text:p text:style-name="P9">Enehaug, Heidi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58">Lyng, S</text:span><text:span text:style-name="T60">elma</text:span><text:span text:style-name="T58"> T</text:span><text:span text:style-name="T60">herese</text:span><text:span text:style-name="T58">, S</text:span><text:span text:style-name="T60">veinung</text:span><text:span text:style-name="T58"> Legard, A</text:span><text:span text:style-name="T60">nn</text:span><text:span text:style-name="T58"> C</text:span><text:span text:style-name="T60">ecilie</text:span><text:span text:style-name="T58"> Bergene, N</text:span><text:span text:style-name="T60">iels</text:span><text:span text:style-name="T58"> Anker, J</text:span><text:span text:style-name="T60">ens</text:span><text:span text:style-name="T58"> E</text:span><text:span text:style-name="T60">rik</text:span><text:span text:style-name="T58"> Jessen &amp; K</text:span><text:span text:style-name="T60">ristin</text:span><text:span text:style-name="T58"> R</text:span><text:span text:style-name="T59">eichborn-</text:span><text:span text:style-name="T58">Kjennerud (2010): </text:span><text:span text:style-name="T3">Tilbake til framtiden? En studie av alternative kvalifiseringstiltak for ungdom utenfor skole og arbeidsliv: Kjennetegn, resultater, suksessfaktorer og utfordringer.</text:span><text:span text:style-name="T58"> </text:span>Oslo: Arbeidsforskningsinstituttet. AFI-rapport 2010:3. http<text:span text:style-name="T58">://www.hioa.no/Om-HiOA/Senter-for-velferds-og-arbeidslivsforskning/AFI/Publikasjoner-AFI/Tilbake-til-framtiden</text:span></text:p>
      <text:p text:style-name="P2"><text:span text:style-name="T58">Hilsen, Anne Inga, Robert Salomon, Hanne Heen, Kristin Reichborn-Kjennerud, Ingrid Rusnes, Ingebjørg Skarpaas &amp; Guro Ødemark (2010): </text:span><text:span text:style-name="T3">Seniorpolitikk – virker virkemidlene?</text:span><text:span text:style-name="T58"> </text:span>Oslo: Arbeidsforskningsinstituttet. AFI-rapport 2010:4. <text:span text:style-name="T62">http</text:span><text:span text:style-name="T63">://www.hioa.no/Om-HiOA/Senter-for-velferds-og-arbeidslivsforskning/AFI/Publikasjoner-AFI/Seniorpolitikk-virker-virkemidlene</text:span></text:p>
      <text:p text:style-name="P2"><text:span text:style-name="T8">Egeland, Cathrine &amp; </text:span><text:span text:style-name="T30">Cecilie </text:span><text:span text:style-name="T8">Neumann (2009): </text:span><text:span text:style-name="T18">Evaluering av likestillings- og diskrimineringsombudet.</text:span><text:span text:style-name="T8"> Oslo: Arbeidsforskningsinstituttet. AFI-rapport </text:span><text:span text:style-name="T40">2009</text:span><text:span text:style-name="T8">:1. http://www.hioa.no/Om-HiOA/Senter-for-velferds-og-arbeidslivsforskning/AFI/Publikasjoner-AFI/Evaluering-av-likestillings-og-diskrimineringsombudet</text:span></text:p>
      <text:p text:style-name="P2"><text:soft-page-break/><text:span text:style-name="T53">Hansen, Inger Lise Sk</text:span><text:span text:style-name="T56">og</text:span><text:span text:style-name="T53"> (ed.) (2009): </text:span><text:span text:style-name="T67">ICT and employment</text:span><text:span text:style-name="T66"> - Actors involved in innovation, production, distribution and implementation of assistive ICT in Norway, Denmark, the Netherlands and United Kingdom.</text:span><text:span text:style-name="T64"> </text:span><text:span text:style-name="T8">Oslo: Arbeidsforskningsinstituttet. AFI-rapport 2009:2. http://www.hioa.no/Om-HiOA/Senter-for-velferds-og-arbeidslivsforskning/AFI/Publikasjoner-AFI/ICT-and-employment</text:span></text:p>
      <text:p text:style-name="P5"><text:span text:style-name="T68">Enehaug, Heidi, </text:span><text:span text:style-name="T77">Migle</text:span><text:span text:style-name="T68"> Gamperiene &amp; Christin Thea Wathne (2009): </text:span><text:span text:style-name="T71">Gammel industri med nytt innhold. Utviklingen av en ny organisasjons- og ledelseskultur ved TINE Heimdal ved innføring av sekstimersdag.</text:span><text:span text:style-name="T68"> Oslo: Arbeidsforskningsinstituttet. AFI-rapport </text:span><text:span text:style-name="T79">2009</text:span><text:span text:style-name="T8">:3. http://www.hioa.no/Om-HiOA/Senter-for-velferds-og-arbeidslivsforskning/AFI/Publikasjoner-AFI/Gammel-industri-med-nytt-innhold</text:span></text:p>
      <text:p text:style-name="P5"><text:span text:style-name="T68">Hilsen, Anne Inga, Vigdis Mathisen Olsvik &amp; Trude Steinum (2009): </text:span><text:span text:style-name="T71">På seniorvis. Seniorpolitikk i kvinnedominerte bransjer, tiltak for å hindre tidligavgang i hotell og helsevesen.</text:span><text:span text:style-name="T68"> Oslo: Arbeidsforskningsinstituttet. AFI-rapport </text:span><text:span text:style-name="T78">2009</text:span><text:span text:style-name="T8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6"><text:span text:style-name="T8">Holter, Øystein Gullvåg, Helge Svare &amp; Cathrine Egeland (2008): </text:span><text:span text:style-name="T18">Likestilling og livskvalitet 2007.</text:span><text:span text:style-name="T8"> Oslo: Arbeidsforskningsinstituttet. AFI-rapport </text:span><text:span text:style-name="T39">2008</text:span><text:span text:style-name="T8">:1. http://www.hioa.no/Om-HiOA/Senter-for-velferds-og-arbeidslivsforskning/AFI/Publikasjoner-AFI/Likestilling-og-livskvalitet-20072</text:span></text:p>
      <text:p text:style-name="P7"><text:span text:style-name="T8">Egeland, Cathrine, Heidi Enehaug, Sigtona Halrynjo, Selma Lyng &amp; Helge Svare (2008): </text:span><text:span text:style-name="T18">Erfaringer med og konsekvenser av graviditet og uttak av foreldrepermisjon i norsk arbeidsliv.</text:span><text:span text:style-name="T8"> Oslo: Arbeidsforskningsinstituttet. AFI-rapport </text:span><text:span text:style-name="T40">2008</text:span><text:span text:style-name="T8">:2. http</text:span><text:span text:style-name="T10">://www.hioa.no/Om-HiOA/Senter-for-velferds-og-arbeidslivsforskning/AFI/Publikasjoner-AFI/Erfaringer-med-og-konsekvenser-av-graviditet-og-uttak-av-foreldrepermisjon-i-norsk-arbeidsliv</text:span></text:p>
      <text:p text:style-name="P2"><text:span text:style-name="T73">Spjelkavik, Øystein (2008): </text:span><text:span text:style-name="T70">Nye muligheter for jobb med tidsubestemt lønnstilskudd? Evaluering av forsøk i fem fylker.</text:span><text:span text:style-name="T73"> Oslo: Arbeidsforskningsinstituttet. AFI-rapport </text:span><text:span text:style-name="T74">2008</text:span><text:span text:style-name="T8">:3. http</text:span><text:span text:style-name="T42">://www.hioa.no/Om-HiOA/Senter-for-velferds-og-arbeidslivsforskning/AFI/Publikasjoner-AFI/Nye-muligheter-for-jobb-med-tidsubestemt-loennstilskudd</text:span></text:p>
      <text:p text:style-name="P2"><text:span text:style-name="T73">Schafft, Angelika (2008): </text:span><text:span text:style-name="T70">Psykiske lidelser og arbeidsintegrering i Skandinavia - En kunnskapsstatus.</text:span><text:span text:style-name="T73"> Oslo: Arbeidsforskningsinstituttet. AFI-rapport </text:span><text:span text:style-name="T74">2008</text:span><text:span text:style-name="T8">:4. http://www.hioa.no/Om-HiOA/Senter-for-velferds-og-arbeidslivsforskning/AFI/Publikasjoner-AFI/Psykiske-lidelser-og-arbeidsintegrering-i-Skandinavia</text:span></text:p>
      <text:p text:style-name="P2"><text:soft-page-break/><text:span text:style-name="T8">Enehaug, Heidi &amp; Taran Thune </text:span><text:span text:style-name="T28">(2007)</text:span><text:span text:style-name="T8">: </text:span><text:span text:style-name="T18">Organisasjonskultur og mennesker i fusjonsprosesser.</text:span><text:span text:style-name="T8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8">Andreassen, Tone Alm (2007): </text:span><text:span text:style-name="T18">For at ikke pasientperspektivet skal bli glemt?: en kvalitativ analyse av betydningen av brukerutvalg i helseforetak.</text:span><text:span text:style-name="T8"> Oslo: Arbeidsforskningsinstituttet. AFI-rapport </text:span><text:span text:style-name="T40">2007</text:span><text:span text:style-name="T8">:2. http://www.hioa.no/Om-HiOA/Senter-for-velferds-og-arbeidslivsforskning/AFI/Publikasjoner-AFI/For-at-ikke-pasientperspektivet-skal-bli-glemt</text:span></text:p>
      <text:p text:style-name="P2"><text:span text:style-name="T8">Deichman-Sørensen, </text:span><text:span text:style-name="T31">Trine</text:span><text:span text:style-name="T8"> (2007): </text:span><text:span text:style-name="T18">Mot en ny infrastruktur for læring og kontroll: kvalitetsvurdering i fag- og yrkesopplæringen: rapport fra evaluering av Nasjonalt kvalitetsvurderingssystem i grunnopplæringen.</text:span><text:span text:style-name="T8"> Oslo: Arbeidsforskningsinstituttet. AFI-rapport </text:span><text:span text:style-name="T32">2007</text:span><text:span text:style-name="T8">:3. http://www.hioa.no/Om-HiOA/Senter-for-velferds-og-arbeidslivsforskning/AFI/Publikasjoner-AFI/Mot-en-ny-infrastruktur-for-laering-og-kontroll</text:span></text:p>
      <text:p text:style-name="P2"><text:span text:style-name="T72">Andreassen, Tone Alm, Ida Drange, Taran Thune &amp; Lars Chr. Monkerud (2007): </text:span><text:span text:style-name="T69">På vei mot en integrert velferdsforvaltning?: erfaringer fra pilotprosessen i den nye arbeids- og velferdsforvaltningen.</text:span><text:span text:style-name="T72"> Oslo: Arbeidsforskningsinstituttet. AFI-rapport </text:span><text:span text:style-name="T76">2007</text:span><text:span text:style-name="T8">:4. http</text:span>://www.hioa.no/Om-HiOA/Senter-for-velferds-og-arbeidslivsforskning/AFI/Publikasjoner-AFI/Paa-vei-mot-en-integrert-velferdsforvaltning</text:p>
      <text:p text:style-name="P2">Fossestøl, Knut (red.) <text:span text:style-name="T83">(2009)</text:span>: <text:span text:style-name="T1">Stairway to heaven?: ICT-policy, disability and employment in Denmark, the Netherlands, United Kingdom and Norway.</text:span> <text:span text:style-name="T8">Oslo: Arbeidsforskningsinstituttet. AFI-rapport 2007:5. http://www.hioa.no/Om-HiOA/Senter-for-velferds-og-arbeidslivsforskning/AFI/Publikasjoner-AFI/Stairway-to-Heaven</text:span></text:p>
      <text:p text:style-name="P2"><text:span text:style-name="T8">Hilsen, A</text:span><text:span text:style-name="T39">nne</text:span><text:span text:style-name="T8"> I</text:span><text:span text:style-name="T39">nga</text:span><text:span text:style-name="T8"> &amp; </text:span><text:span text:style-name="T33">T</text:span><text:span text:style-name="T39">rude</text:span><text:span text:style-name="T33"> </text:span><text:span text:style-name="T8">Steinum (2006): </text:span><text:span text:style-name="T18">Fortell meg at jeg er ønsket!: sluttrapport fra Livsfaseprosjektet i trygdeetaten, et prosjekt under Nasjonalt krafttak for seniorpolitikk i arbeidslivet.</text:span><text:span text:style-name="T8"> Oslo: Arbeidsforskningsinstituttet. AFI-rapport </text:span><text:span text:style-name="T33">2006</text:span><text:span text:style-name="T8">:2. http://www.hioa.no/Om-HiOA/Senter-for-velferds-og-arbeidslivsforskning/AFI/Publikasjoner-AFI/Fortell-meg-at-jeg-er-oensket</text:span></text:p>
      <text:p text:style-name="P2"><text:span text:style-name="T8">Finsrud, H</text:span><text:span text:style-name="T34">enrik</text:span><text:span text:style-name="T8"> Dons &amp; </text:span><text:span text:style-name="T33">J</text:span><text:span text:style-name="T34">arle</text:span><text:span text:style-name="T33"> </text:span><text:span text:style-name="T8">Hildrum (2006): </text:span><text:span text:style-name="T18">På vei mot en ny region?: evaluering av regionforsøket i Buskerud, Telemark og Vestfold.</text:span><text:span text:style-name="T8"> Oslo: Arbeidsforskningsinstituttet. AFI-rapport </text:span><text:span text:style-name="T34">2006</text:span><text:span text:style-name="T8">:4. http://www.hioa.no/Om-HiOA/Senter-for-velferds-og-arbeidslivsforskning/AFI/Publikasjoner-AFI/Paa-vei-mot-en-ny-region</text:span></text:p>
      <text:p text:style-name="P8"><text:soft-page-break/><text:span text:style-name="T8">Heen, H</text:span><text:span text:style-name="T34">anne</text:span><text:span text:style-name="T8"> &amp; S</text:span><text:span text:style-name="T34">igtona </text:span><text:span text:style-name="T8">Halrynjo (2006): </text:span><text:span text:style-name="T18">Samliv i Forsvaret: en kvantitativ studie av forholdet mellom familie og arbeid i befalsfamilier.</text:span><text:span text:style-name="T8"> Oslo: Arbeidsforskningsinstituttet. AFI-rapport </text:span><text:span text:style-name="T34">2006</text:span><text:span text:style-name="T8">:5.</text:span><text:bookmark-start text:name="__DdeLink__1687_254790841"/><text:span text:style-name="T8"> http://www.hioa.no/Om-HiOA/Senter-for-velferds-og-arbeidslivsforskning/AFI/Publikasjoner-AFI/Samliv-i-Forsvaret</text:span><text:bookmark-end text:name="__DdeLink__1687_254790841"/></text:p>
      <text:p text:style-name="P1">Schafft, A<text:span text:style-name="T95">ngelika</text:span> &amp; <text:span text:style-name="T85">Øystein </text:span>Spjelkavik (2006): <text:span text:style-name="T1">På vei til jobb?: evaluering av arbeidsmarkedssatsingen for sosialhjelpsmottakere.</text:span> Oslo: Arbeidsforskningsinstituttet. AFI-rapport <text:span text:style-name="T84">2006</text:span>:7. http://www.hioa.no/Om-HiOA/Senter-for-velferds-og-arbeidslivsforskning/AFI/Publikasjoner-AFI/Paa-vei-til-jobb<text:bookmark text:name="OLE_LINK5"/><text:bookmark text:name="OLE_LINK6"/></text:p>
      <text:p text:style-name="P2"><text:span text:style-name="T8">Brøgger, B</text:span><text:span text:style-name="T38">enedicte</text:span><text:span text:style-name="T8"> </text:span><text:span text:style-name="T35">&amp;</text:span><text:span text:style-name="T8"> </text:span><text:span text:style-name="T37">C</text:span><text:span text:style-name="T38">hristin</text:span><text:span text:style-name="T37"> T</text:span><text:span text:style-name="T38">hea</text:span><text:span text:style-name="T37"> </text:span><text:span text:style-name="T8">Wathne (2005): </text:span><text:span text:style-name="T18">Hva fremmer og hva hemmer vekst i små og mellomstore bedrifter?</text:span><text:span text:style-name="T8"> Oslo: Arbeidsforskningsinstituttet. AFI-rapport </text:span><text:span text:style-name="T36">2005</text:span><text:span text:style-name="T8">:1. http://www.hioa.no/Om-HiOA/Senter-for-velferds-og-arbeidslivsforskning/AFI/Publikasjoner-AFI/Hva-fremmer-og-hva-hemmer-vekst-i-smaa-og-mellomstore-bedrifter</text:span></text:p>
      <text:p text:style-name="P2"><text:span text:style-name="T72">Hetle, A. (red.) </text:span><text:span text:style-name="T75">(2005)</text:span><text:span text:style-name="T72">: </text:span><text:span text:style-name="T69">Munnkurv og varsling: en studie av ytringsfrihetens vilkår blant sykepleiere.</text:span><text:span text:style-name="T72"> </text:span><text:span text:style-name="T8">Oslo: Arbeidsforskningsinstituttet. AFI-rapport 2005:2. </text:span><text:bookmark-start text:name="__DdeLink__1710_254790841"/><text:span text:style-name="T8">http</text:span><text:span text:style-name="T9">://www.hioa.no/Om-HiOA/Senter-for-velferds-og-arbeidslivsforskning/AFI/Publikasjoner-AFI/Munnkurv-og-varsling</text:span><text:bookmark-end text:name="__DdeLink__1710_254790841"/></text:p>
      <text:p text:style-name="P2"><text:span text:style-name="T8">Frøyland, K</text:span><text:span text:style-name="T37">jetil</text:span><text:span text:style-name="T8">, </text:span><text:span text:style-name="T37">Asbjørn </text:span><text:span text:style-name="T8">Grimsmo, </text:span><text:span text:style-name="T37">Bjørg Aase </text:span><text:span text:style-name="T8">Sørensen (2005): </text:span><text:span text:style-name="T18">Evaluering av AKAN. Rusmiddelforebygging i norsk arbeidsliv.</text:span><text:span text:style-name="T8"> Oslo: Arbeidsforskningsinstituttet. AFI-rapport </text:span><text:span text:style-name="T37">2005</text:span><text:span text:style-name="T8">:5. http://www.hioa.no/Om-HiOA/Senter-for-velferds-og-arbeidslivsforskning/AFI/Publikasjoner-AFI/Evaluering-av-AKAN</text:span></text:p>
      <text:p text:style-name="P2"><text:span text:style-name="T80">Sørensen, B</text:span><text:span text:style-name="T81">jørg Aase</text:span><text:span text:style-name="T80"> (2004): </text:span><text:span text:style-name="T65">Redaktørliv. Om redaksjonell og relasjonell ledelse.</text:span><text:span text:style-name="T80"> Oslo: Arbeidsforskningsinstituttet. AFI-rapport </text:span><text:span text:style-name="T82">2004</text:span>:5. http<text:span text:style-name="T58">://www.hioa.no/Om-HiOA/Senter-for-velferds-og-arbeidslivsforskning/AFI/Publikasjoner-AFI/Redaktoerliv</text:span></text:p>
      <text:p text:style-name="P2">Brøgger, B<text:span text:style-name="T94">enidicte</text:span> <text:span text:style-name="T86">&amp;</text:span> <text:span text:style-name="T86">Henrik Dons </text:span>Finsrud (2003): <text:span text:style-name="T1">Fylkeskommunen som regional utviklingsaktør: et innspill til utviklingsdialogene i Vestfold.</text:span> Oslo: Arbeidsforskningsinstituttet. AFI-rapport <text:span text:style-name="T94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93">ystein</text:span>, <text:span text:style-name="T86">Ketil </text:span>Frøyland <text:span text:style-name="T86">&amp; Torbjørn</text:span> Skarðhamar (2003): <text:span text:style-name="T1">Yrkeshemmede i det ordinære arbeidslivet - inkludering gjennom Arbeid med bistand.</text:span> Oslo: Arbeidsforskningsinstituttet. AFI-rapport <text:span text:style-name="T93">2003</text:span>:3. http://www.hioa.no/Om-HiOA/Senter-for-velferds-og-arbeidslivsforskning/AFI/Publikasjoner-AFI/Yrkeshemmede-i-det-ordinaere-arbeidslivet</text:p>
      <text:p text:style-name="P2"><text:soft-page-break/>Grimsmo, A<text:span text:style-name="T92">sbjørn</text:span>, <text:span text:style-name="T86">Kristian</text:span> Frøyland, <text:span text:style-name="T86">Per Halvor </text:span>Lunde <text:span text:style-name="T86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86">2002</text:span>:2. http://www.hioa.no/Om-HiOA/Senter-for-velferds-og-arbeidslivsforskning/AFI/Publikasjoner-AFI/Maskinfoereres-arbeidsmiljoe-paa-godt-og-vondt</text:p>
      <text:p text:style-name="P2">Blichfeldt, J<text:span text:style-name="T91">on</text:span> F<text:span text:style-name="T91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86">2002</text:span>:3. http://www.hioa.no/Om-HiOA/Senter-for-velferds-og-arbeidslivsforskning/AFI/Publikasjoner-AFI/En-framtid-som-laerer</text:p>
      <text:p text:style-name="P2">Sørensen, B<text:span text:style-name="T86">jørg </text:span>Aa<text:span text:style-name="T86">se</text:span> (2001): <text:span text:style-name="T1">Et nytt Helse-Norge.</text:span> Oslo: Arbeidsforskningsinstituttet. AFI-rapport <text:span text:style-name="T89">2001</text:span>:5. http://www.hioa.no/Om-HiOA/Senter-for-velferds-og-arbeidslivsforskning/AFI/Publikasjoner-AFI/Et-nytt-Helse-Norge</text:p>
      <text:p text:style-name="P2">Lauvdal, T<text:span text:style-name="T88">orunn</text:span> <text:span text:style-name="T86">&amp;</text:span> <text:span text:style-name="T86">Espen </text:span>Rymoen, <text:span text:style-name="T86">Bent-Ole </text:span>Grooss (1998): <text:span text:style-name="T1">Kommuner og lærere - "Farlige forbindelser"?: om konsekvenser av plassering av forhandlingsansvaret for lærerne.</text:span> Oslo: Arbeidsforskningsinstituttet. AFI-rapport <text:span text:style-name="T87">1998</text:span>:3. http://www.hioa.no/Om-HiOA/Senter-for-velferds-og-arbeidslivsforskning/AFI/Publikasjoner-AFI/Kommuner-og-laerere-Farlige-forbindelser2</text:p>
      <text:p text:style-name="P2">Seierstad, S<text:span text:style-name="T90">tåle</text:span>, <text:span text:style-name="T87">Ann Kristin </text:span>Eide, <text:span text:style-name="T87">Kari Marie </text:span>Helle <text:span text:style-name="T87">&amp;</text:span> <text:span text:style-name="T87">Angelika </text:span>Schafft (1998): <text:span text:style-name="T1">Evaluering av de statlige Arbeidssamvirketiltakene og de kommunale aktivitetstilbudene for yrkeshemmede.</text:span> Oslo: Arbeidsforskningsinstituttet. AFI-rapport <text:span text:style-name="T87">1998</text:span>:5. <text:bookmark-start text:name="__DdeLink__1699_254790841"/><text:bookmark-start text:name="__DdeLink__1694_254790841"/>http://www.hioa.no/Om-HiOA/Senter-for-velferds-og-arbeidslivsforskning/AFI/Publikasjoner-AFI/Evaluering-av-de-statlige-arbeidssamvirketiltakene-og-de-kommunale-aktivitetstilbudene-for-yrkeshemmede<text:bookmark-end text:name="__DdeLink__1699_254790841"/><text:bookmark-end text:name="__DdeLink__1694_254790841"/></text:p>
      <text:p text:style-name="P11"><text:span text:style-name="T96">Sørensen, Bjørg Aase, Carla Dahl-Jørgensen &amp; Anders Skogstad (1998): </text:span><text:span text:style-name="T2">Arbeid og arbeidshelse i pleie- og omsorgssektoren: en kunnskapsoversikt med forslag til modellforsøk.</text:span><text:span text:style-name="T96"> Oslo: Arbeidsforskningsinstituttet. AFI-rapport 1998:6. http://www.hioa.no/Om-HiOA/Senter-for-velferds-og-arbeidslivsforskning/AFI/Publikasjoner-AFI/Arbeid-og-arbeidshelse-i-pleie-og-omsorgssektoren</text:span></text:p>
      <text:p text:style-name="P2"><text:soft-page-break/>Sørensen, B<text:span text:style-name="T87">jørg </text:span>Aa<text:span text:style-name="T87">se, Antje</text:span> Rapmund, <text:span text:style-name="T87">Kristin Skeide </text:span>Fuglerud, <text:span text:style-name="T87">Anne Inga Hilsen </text:span>&amp; <text:span text:style-name="T87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87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5-13T16:10:07.809625078</dc:date>
    <meta:editing-duration>PT6H12M54S</meta:editing-duration>
    <meta:editing-cycles>44</meta:editing-cycles>
    <meta:generator>LibreOffice/5.0.4.2$Linux_X86_64 LibreOffice_project/2b9802c1994aa0b7dc6079e128979269cf95bc78</meta:generator>
    <dc:creator>Hanson Schmanson</dc:creator>
    <meta:document-statistic meta:table-count="1" meta:image-count="0" meta:object-count="0" meta:page-count="16" meta:paragraph-count="105" meta:word-count="2563" meta:character-count="35322" meta:non-whitespace-character-count="32850"/>
  </office:meta>
</office:document-meta>
</file>